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9a65" officeooo:paragraph-rsid="00129a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nkjes, opmerkingen (geen sambal extra knoflook), de user laten inloggen ipv elke keer opnieuw een formulier moeten invull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07:52:52.274000000</dc:date>
    <meta:editing-duration>PT31S</meta:editing-duration>
    <meta:editing-cycles>1</meta:editing-cycles>
    <meta:document-statistic meta:table-count="0" meta:image-count="0" meta:object-count="0" meta:page-count="1" meta:paragraph-count="1" meta:word-count="18" meta:character-count="126" meta:non-whitespace-character-count="109"/>
    <meta:generator>LibreOffice/7.3.7.2$Windows_X86_64 LibreOffice_project/e114eadc50a9ff8d8c8a0567d6da8f454beeb84f</meta:generator>
  </office:meta>
</office:document-meta>
</file>